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'articolo "Multimodal Industrial Anomaly Detection via Hybrid Fusion" introduce un nuovo approccio per il rilevamento di anomalie industriali multimodali, denominato M3DM, che sfrutta sia i dati delle immagini RGB che quelli delle nuvole di punti 3D. Questo metodo mira a superare le sfide presenti nei metodi esistenti che concatenano direttamente le caratteristiche multimodali, portando a una forte interferenza tra le caratteristiche e diminuendo le prestazioni di rilevamento.</text:p>
      <text:p text:style-name="Text_20_body"><text:span text:style-name="Strong_20_Emphasis">Caratteristiche Fondamentali:</text:span></text:p>
      <text:list text:style-name="L7">
        <text:list-item>
          <text:p text:style-name="P10"><text:span text:style-name="Strong_20_Emphasis">Struttura del Modello Predittivo:</text:span> M3DM utilizza una fusione ibrida per ridurre l'interferenza tra le caratteristiche multimodali, incoraggiando l'interazione tra esse. Implementa la Fusione delle Caratteristiche Non Supervisionata (UFF) con apprendimento contrastivo a livello di patch e la Fusione del Livello Decisionale (DLF) che utilizza molteplici banche di memoria per evitare la perdita di informazioni.</text:p>
        </text:list-item>
        <text:list-item>
          <text:p text:style-name="P10"><text:span text:style-name="Strong_20_Emphasis">Tecnica di Apprendimento:</text:span> Basato su un apprendimento non supervisionato, M3DM adotta l'UFF per fondere le caratteristiche multimodali e il DLF per una robusta decisione finale. Utilizza inoltre un'operazione di allineamento delle caratteristiche dei punti (PFA) per allineare meglio le caratteristiche del trasformatore di punti a un piano 2D.</text:p>
        </text:list-item>
        <text:list-item>
          <text:p text:style-name="P10"><text:span text:style-name="Strong_20_Emphasis">Vantaggi:</text:span> Supera i metodi state-of-the-art in termini di precisione di rilevamento e segmentazione sul dataset MVTec-3D AD. Riduce l'interferenza tra le caratteristiche multimodali e migliora l'interazione tra di esse.</text:p>
        </text:list-item>
        <text:list-item>
          <text:p text:style-name="P10"><text:span text:style-name="Strong_20_Emphasis">Svantaggi:</text:span> Non specificati esplicitamente, ma potrebbero includere la complessità dell'integrazione e dell'ottimizzazione dei componenti multimodali.</text:p>
        </text:list-item>
        <text:list-item>
          <text:p text:style-name="P10"><text:span text:style-name="Strong_20_Emphasis">Etichettatura del Dataset per l'Addestramento:</text:span> Non richiesta. M3DM opera in modalità non supervisionata, addestrando il modello solo su esempi normali.</text:p>
        </text:list-item>
        <text:list-item>
          <text:p text:style-name="P10"><text:span text:style-name="Strong_20_Emphasis">Risultati:</text:span> M3DM ha dimostrato di superare i metodi esistenti in termini di precisione di rilevamento e segmentazione sul dataset MVTec-3D AD.</text:p>
        </text:list-item>
        <text:list-item>
          <text:p text:style-name="P10"><text:span text:style-name="Strong_20_Emphasis">Dataset Addestrato/Testato:</text:span> MVTec-3D AD, un dataset che include sia immagini 2D che dati di nuvole di punti 3D, facilitando la ricerca sulla rilevazione di anomalie multimodali industriali.</text:p>
        </text:list-item>
      </text:list>
      <text:p text:style-name="Text_20_body">Questo articolo propone un'innovativa soluzione al rilevamento di anomalie multimodali industriali, offrendo una fusione ibrida delle caratteristiche e un approccio al decision-making che promettono miglioramenti significativi nelle prestazioni rispetto ai metodi esistenti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7:49:25.090000000</meta:creation-date>
    <dc:date>2024-03-17T19:53:48.495000000</dc:date>
    <meta:editing-duration>PT29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0" meta:word-count="322" meta:character-count="2393" meta:non-whitespace-character-count="2088"/>
  </office:meta>
</office:document-meta>
</file>